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>
      <style:text-properties officeooo:rsid="0015a58a"/>
    </style:style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cellent.<text:line-break/>Now we formalize the <text:span text:style-name="Strong_20_Emphasis">BigQuery Archive Schema — Long-Term Cold Storage &amp; Cross-Institute Intelligence Layer</text:span>.</text:p>
      <text:p text:style-name="Text_20_body">This is the COLD tier backbone.</text:p>
      <text:p text:style-name="Text_20_body">BigQuery must support:</text:p>
      <text:list text:style-name="L15">
        <text:list-item>
          <text:p text:style-name="P18">Raw session archival</text:p>
        </text:list-item>
        <text:list-item>
          <text:p text:style-name="P18">Longitudinal analytics</text:p>
        </text:list-item>
        <text:list-item>
          <text:p text:style-name="P18">Governance audits</text:p>
        </text:list-item>
        <text:list-item>
          <text:p text:style-name="P18">Calibration research</text:p>
        </text:list-item>
        <text:list-item>
          <text:p text:style-name="P18">Cross-institute intelligence</text:p>
        </text:list-item>
        <text:list-item>
          <text:p text:style-name="P18">Cost-efficient storage</text:p>
        </text:list-item>
        <text:list-item>
          <text:p text:style-name="P18">Time-based partitioning</text:p>
        </text:list-item>
      </text:list>
      <text:p text:style-name="Text_20_body">This layer must:</text:p>
      <text:list text:style-name="L16">
        <text:list-item>
          <text:p text:style-name="P19">Never serve live portals</text:p>
        </text:list-item>
        <text:list-item>
          <text:p text:style-name="P19">Never be queried by test engine</text:p>
        </text:list-item>
        <text:list-item>
          <text:p text:style-name="P19">Be used only for archive analytics &amp; vendor intelligence</text:p>
        </text:list-item>
      </text:list>
      <text:p text:style-name="Horizontal_20_Line"/>
      <text:h text:style-name="Heading_20_1" text:outline-level="1">🧠 OVERALL STRUCTURE</text:h>
      <text:p text:style-name="Text_20_body">Each institute will have a dataset:</text:p>
      <text:p text:style-name="P1"><text:span text:style-name="Source_20_Text">project.dataset: institute_{instituteId}_archive</text:span></text:p>
      <text:p text:style-name="Text_20_body">Vendor will have a global dataset:</text:p>
      <text:p text:style-name="P1"><text:span text:style-name="Source_20_Text">project.dataset: vendor_global_archive</text:span></text:p>
      <text:p text:style-name="Horizontal_20_Line"/>
      <text:h text:style-name="Heading_20_1" text:outline-level="1">🧪 1️⃣ SESSION EXPORT TABLE STRUCTURE</text:h>
      <text:p text:style-name="Text_20_body">Table Name:</text:p>
      <text:p text:style-name="P1"><text:span text:style-name="Source_20_Text">sessions_{academicYear}</text:span></text:p>
      <text:p text:style-name="Text_20_body">Example:</text:p>
      <text:p text:style-name="P1"><text:span text:style-name="Source_20_Text">sessions_2025</text:span></text:p>
      <text:p text:style-name="Horizontal_20_Line"/>
      <text:h text:style-name="Heading_20_2" text:outline-level="2"><text:soft-page-break/>Schema: sessions_{year}</text:h>
      <text:p text:style-name="Preformatted_20_Text"><text:span text:style-name="Source_20_Text">institute_id STRING</text:span></text:p>
      <text:p text:style-name="Preformatted_20_Text"><text:span text:style-name="Source_20_Text">academic_year STRING</text:span></text:p>
      <text:p text:style-name="Preformatted_20_Text"><text:span text:style-name="Source_20_Text">run_id STRING</text:span></text:p>
      <text:p text:style-name="Preformatted_20_Text"><text:span text:style-name="Source_20_Text">session_id STRING</text:span></text:p>
      <text:p text:style-name="Preformatted_20_Text"><text:span text:style-name="Source_20_Text">student_id STRING</text:span></text:p>
      <text:p text:style-name="Preformatted_20_Text"><text:span text:style-name="Source_20_Text">batch_id STRING</text:span></text:p>
      <text:p text:style-name="Preformatted_20_Text"><text:span text:style-name="Source_20_Text">template_id STRING</text:span></text:p>
      <text:p text:style-name="Preformatted_20_Text"><text:span text:style-name="Source_20_Text">exam_type STRING</text:span></text:p>
      <text:p text:style-name="Preformatted_20_Text"><text:span text:style-name="Source_20_Text">mode STRING</text:span></text:p>
      <text:p text:style-name="Preformatted_20_Text"><text:span text:style-name="Source_20_Text">calibration_version STRING</text:span></text:p>
      <text:p text:style-name="Preformatted_20_Text"><text:span text:style-name="Source_20_Text">submitted_at TIMESTAMP</text:span></text:p>
      <text:p text:style-name="Preformatted_20_Text"><text:span text:style-name="Source_20_Text">duration_seconds INT64</text:span></text:p>
      <text:p text:style-name="Preformatted_20_Text"/>
      <text:p text:style-name="Preformatted_20_Text"><text:span text:style-name="Source_20_Text">-- Performance</text:span></text:p>
      <text:p text:style-name="Preformatted_20_Text"><text:span text:style-name="Source_20_Text">raw_score_percent FLOAT64</text:span></text:p>
      <text:p text:style-name="Preformatted_20_Text"><text:span text:style-name="Source_20_Text">accuracy_percent FLOAT64</text:span></text:p>
      <text:p text:style-name="Preformatted_20_Text"><text:span text:style-name="Source_20_Text">rank_in_batch INT64</text:span></text:p>
      <text:p text:style-name="Preformatted_20_Text"/>
      <text:p text:style-name="Preformatted_20_Text"><text:span text:style-name="Source_20_Text">-- Risk Engine Outputs</text:span></text:p>
      <text:p text:style-name="Preformatted_20_Text"><text:span text:style-name="Source_20_Text">risk_score FLOAT64</text:span></text:p>
      <text:p text:style-name="Preformatted_20_Text"><text:span text:style-name="Source_20_Text">risk_cluster STRING</text:span></text:p>
      <text:p text:style-name="Preformatted_20_Text"><text:span text:style-name="Source_20_Text">discipline_index FLOAT64</text:span></text:p>
      <text:p text:style-name="Preformatted_20_Text"/>
      <text:p text:style-name="Preformatted_20_Text"><text:span text:style-name="Source_20_Text">-- Phase Metrics</text:span></text:p>
      <text:p text:style-name="Preformatted_20_Text"><text:span text:style-name="Source_20_Text">phase_adherence_percent FLOAT64</text:span></text:p>
      <text:p text:style-name="Preformatted_20_Text"><text:span text:style-name="Source_20_Text">phase_deviation_percent FLOAT64</text:span></text:p>
      <text:p text:style-name="Preformatted_20_Text"><text:span text:style-name="Source_20_Text">hard_in_phase1_percent FLOAT64</text:span></text:p>
      <text:p text:style-name="Preformatted_20_Text"><text:span text:style-name="Source_20_Text">easy_remaining_after_phase1_percent FLOAT64</text:span></text:p>
      <text:p text:style-name="Preformatted_20_Text"/>
      <text:p text:style-name="Preformatted_20_Text"><text:span text:style-name="Source_20_Text">-- Timing Metrics</text:span></text:p>
      <text:p text:style-name="Preformatted_20_Text"><text:span text:style-name="Source_20_Text">min_time_violation_percent FLOAT64</text:span></text:p>
      <text:p text:style-name="Preformatted_20_Text"><text:span text:style-name="Source_20_Text">max_time_violation_percent FLOAT64</text:span></text:p>
      <text:p text:style-name="Preformatted_20_Text"/>
      <text:p text:style-name="Preformatted_20_Text"><text:span text:style-name="Source_20_Text">-- Pattern Signals</text:span></text:p>
      <text:p text:style-name="Preformatted_20_Text"><text:span text:style-name="Source_20_Text">guess_rate_percent FLOAT64</text:span></text:p>
      <text:p text:style-name="Preformatted_20_Text"><text:span text:style-name="Source_20_Text">skip_burst_count INT64</text:span></text:p>
      <text:p text:style-name="Preformatted_20_Text"><text:span text:style-name="Source_20_Text">consecutive_wrong_streak_max INT64</text:span></text:p>
      <text:p text:style-name="Preformatted_20_Text"/>
      <text:p text:style-name="Preformatted_20_Text"><text:span text:style-name="Source_20_Text">-- Flags</text:span></text:p>
      <text:p text:style-name="Preformatted_20_Text"><text:span text:style-name="Source_20_Text">rush_signal BOOL</text:span></text:p>
      <text:p text:style-name="Preformatted_20_Text"><text:span text:style-name="Source_20_Text">easy_neglect_signal BOOL</text:span></text:p>
      <text:p text:style-name="Preformatted_20_Text"><text:span text:style-name="Source_20_Text">hard_bias_signal BOOL</text:span></text:p>
      <text:p text:style-name="Preformatted_20_Text"><text:span text:style-name="Source_20_Text">skip_burst_signal BOOL</text:span></text:p>
      <text:p text:style-name="Preformatted_20_Text"><text:span text:style-name="Source_20_Text">wrong_streak_signal BOOL</text:span></text:p>
      <text:p text:style-name="Preformatted_20_Text"/>
      <text:p text:style-name="Preformatted_20_Text"><text:span text:style-name="Source_20_Text">-- Meta</text:span></text:p>
      <text:p text:style-name="P1"><text:span text:style-name="Source_20_Text">created_at TIMESTAMP</text:span></text:p>
      <text:p text:style-name="Horizontal_20_Line"/>
      <text:h text:style-name="Heading_20_2" text:outline-level="2">Design Rules</text:h>
      <text:list text:style-name="L17">
        <text:list-item>
          <text:p text:style-name="P20">No question-level rows (flattened summary only)</text:p>
        </text:list-item>
        <text:list-item>
          <text:p text:style-name="P20">One row per session</text:p>
        </text:list-item>
        <text:list-item>
          <text:p text:style-name="P20">No nested arrays</text:p>
        </text:list-item>
        <text:list-item>
          <text:p text:style-name="P20">Keep it analytics-friendly</text:p>
        </text:list-item>
      </text:list>
      <text:p text:style-name="Horizontal_20_Line"><text:soft-page-break/></text:p>
      <text:h text:style-name="Heading_20_1" text:outline-level="1">📅 2️⃣ PARTITIONING BY YEAR / MONTH</text:h>
      <text:p text:style-name="Text_20_body">Use BigQuery partitioning:</text:p>
      <text:p text:style-name="Preformatted_20_Text"><text:span text:style-name="Source_20_Text">PARTITION BY DATE(submitted_at)</text:span></text:p>
      <text:p text:style-name="P1"><text:span text:style-name="Source_20_Text">CLUSTER BY institute_id, batch_id</text:span></text:p>
      <text:p text:style-name="Text_20_body">Benefits:</text:p>
      <text:list text:style-name="L18">
        <text:list-item>
          <text:p text:style-name="P21">Time-based pruning</text:p>
        </text:list-item>
        <text:list-item>
          <text:p text:style-name="P21">Institute-level filtering fast</text:p>
        </text:list-item>
        <text:list-item>
          <text:p text:style-name="P21">Batch comparison fast</text:p>
        </text:list-item>
      </text:list>
      <text:p text:style-name="Text_20_body">Optional monthly partitioning:</text:p>
      <text:p text:style-name="P1"><text:span text:style-name="Source_20_Text">PARTITION BY DATE_TRUNC(submitted_at, MONTH)</text:span></text:p>
      <text:p text:style-name="Text_20_body">Recommended: daily partitioning.</text:p>
      <text:p text:style-name="Horizontal_20_Line"/>
      <text:h text:style-name="Heading_20_1" text:outline-level="1">🏛 3️⃣ GOVERNANCE SNAPSHOT TABLE</text:h>
      <text:p text:style-name="Text_20_body">Table Name:</text:p>
      <text:p text:style-name="P1"><text:span text:style-name="Source_20_Text">governance_snapshots</text:span></text:p>
      <text:p text:style-name="Text_20_body">Schema:</text:p>
      <text:p text:style-name="Preformatted_20_Text"><text:span text:style-name="Source_20_Text">institute_id STRING</text:span></text:p>
      <text:p text:style-name="Preformatted_20_Text"><text:span text:style-name="Source_20_Text">academic_year STRING</text:span></text:p>
      <text:p text:style-name="Preformatted_20_Text"><text:span text:style-name="Source_20_Text">snapshot_month STRING <text:s text:c="2"/>-- YYYY-MM</text:span></text:p>
      <text:p text:style-name="Preformatted_20_Text"><text:span text:style-name="Source_20_Text">stability_index FLOAT64</text:span></text:p>
      <text:p text:style-name="Preformatted_20_Text"><text:span text:style-name="Source_20_Text">discipline_mean FLOAT64</text:span></text:p>
      <text:p text:style-name="Preformatted_20_Text"><text:span text:style-name="Source_20_Text">risk_stable_percent FLOAT64</text:span></text:p>
      <text:p text:style-name="Preformatted_20_Text"><text:span text:style-name="Source_20_Text">risk_drift_percent FLOAT64</text:span></text:p>
      <text:p text:style-name="Preformatted_20_Text"><text:span text:style-name="Source_20_Text">risk_impulsive_percent FLOAT64</text:span></text:p>
      <text:p text:style-name="Preformatted_20_Text"><text:span text:style-name="Source_20_Text">risk_overextended_percent FLOAT64</text:span></text:p>
      <text:p text:style-name="Preformatted_20_Text"><text:span text:style-name="Source_20_Text">risk_volatile_percent FLOAT64</text:span></text:p>
      <text:p text:style-name="Preformatted_20_Text"><text:span text:style-name="Source_20_Text">template_stability_score FLOAT64</text:span></text:p>
      <text:p text:style-name="Preformatted_20_Text"><text:span text:style-name="Source_20_Text">override_frequency FLOAT64</text:span></text:p>
      <text:p text:style-name="Preformatted_20_Text"><text:span text:style-name="Source_20_Text">calibration_version STRING</text:span></text:p>
      <text:p text:style-name="P1"><text:span text:style-name="Source_20_Text">generated_at TIMESTAMP</text:span></text:p>
      <text:p text:style-name="Horizontal_20_Line"/>
      <text:h text:style-name="Heading_20_2" text:outline-level="2">Purpose</text:h>
      <text:p text:style-name="Text_20_body">Used for:</text:p>
      <text:list text:style-name="L19">
        <text:list-item>
          <text:p text:style-name="P22">Longitudinal comparison</text:p>
        </text:list-item>
        <text:list-item>
          <text:p text:style-name="P22">Cross-year governance tracking</text:p>
        </text:list-item>
        <text:list-item>
          <text:p text:style-name="P22"><text:soft-page-break/>Director-level reports</text:p>
        </text:list-item>
        <text:list-item>
          <text:p text:style-name="P22">Vendor-level benchmarking</text:p>
        </text:list-item>
      </text:list>
      <text:p text:style-name="Horizontal_20_Line"/>
      <text:h text:style-name="Heading_20_1" text:outline-level="1">🌍 4️⃣ CROSS-INSTITUTE AGGREGATE TABLE</text:h>
      <text:p text:style-name="Text_20_body">Vendor-level dataset:</text:p>
      <text:p text:style-name="P1"><text:span text:style-name="Source_20_Text">vendor_global_archive.cross_institute_aggregates</text:span></text:p>
      <text:p text:style-name="Text_20_body">Schema:</text:p>
      <text:p text:style-name="Preformatted_20_Text"><text:span text:style-name="Source_20_Text">academic_year STRING</text:span></text:p>
      <text:p text:style-name="Preformatted_20_Text"><text:span text:style-name="Source_20_Text">snapshot_month STRING</text:span></text:p>
      <text:p text:style-name="Preformatted_20_Text"><text:span text:style-name="Source_20_Text">total_institutes INT64</text:span></text:p>
      <text:p text:style-name="Preformatted_20_Text"/>
      <text:p text:style-name="Preformatted_20_Text"><text:span text:style-name="Source_20_Text">avg_stability_index FLOAT64</text:span></text:p>
      <text:p text:style-name="Preformatted_20_Text"><text:span text:style-name="Source_20_Text">avg_discipline_mean FLOAT64</text:span></text:p>
      <text:p text:style-name="Preformatted_20_Text"/>
      <text:p text:style-name="Preformatted_20_Text"><text:span text:style-name="Source_20_Text">global_risk_stable_percent FLOAT64</text:span></text:p>
      <text:p text:style-name="Preformatted_20_Text"><text:span text:style-name="Source_20_Text">global_risk_drift_percent FLOAT64</text:span></text:p>
      <text:p text:style-name="Preformatted_20_Text"><text:span text:style-name="Source_20_Text">global_risk_impulsive_percent FLOAT64</text:span></text:p>
      <text:p text:style-name="Preformatted_20_Text"><text:span text:style-name="Source_20_Text">global_risk_overextended_percent FLOAT64</text:span></text:p>
      <text:p text:style-name="Preformatted_20_Text"><text:span text:style-name="Source_20_Text">global_risk_volatile_percent FLOAT64</text:span></text:p>
      <text:p text:style-name="Preformatted_20_Text"/>
      <text:p text:style-name="Preformatted_20_Text"><text:span text:style-name="Source_20_Text">avg_controlled_mode_delta FLOAT64</text:span></text:p>
      <text:p text:style-name="Preformatted_20_Text"><text:span text:style-name="Source_20_Text">avg_phase_adherence FLOAT64</text:span></text:p>
      <text:p text:style-name="Preformatted_20_Text"/>
      <text:p text:style-name="P1"><text:span text:style-name="Source_20_Text">generated_at TIMESTAMP</text:span></text:p>
      <text:p text:style-name="Horizontal_20_Line"/>
      <text:h text:style-name="Heading_20_2" text:outline-level="2">Purpose</text:h>
      <text:p text:style-name="Text_20_body">Used for:</text:p>
      <text:list text:style-name="L20">
        <text:list-item>
          <text:p text:style-name="P23">Vendor calibration simulation</text:p>
        </text:list-item>
        <text:list-item>
          <text:p text:style-name="P23">Product intelligence</text:p>
        </text:list-item>
        <text:list-item>
          <text:p text:style-name="P23">Market positioning</text:p>
        </text:list-item>
        <text:list-item>
          <text:p text:style-name="P23">Benchmark analytics</text:p>
        </text:list-item>
      </text:list>
      <text:p text:style-name="Text_20_body">Never exposed to institutes.</text:p>
      <text:p text:style-name="Horizontal_20_Line"/>
      <text:h text:style-name="Heading_20_1" text:outline-level="1">🧮 5️⃣ OPTIONAL TEMPLATE ARCHIVE TABLE</text:h>
      <text:p text:style-name="Text_20_body">Table:</text:p>
      <text:p text:style-name="P1"><text:soft-page-break/><text:span text:style-name="Source_20_Text">template_performance_{year}</text:span></text:p>
      <text:p text:style-name="Text_20_body">Schema:</text:p>
      <text:p text:style-name="Preformatted_20_Text"><text:span text:style-name="Source_20_Text">institute_id STRING</text:span></text:p>
      <text:p text:style-name="Preformatted_20_Text"><text:span text:style-name="Source_20_Text">academic_year STRING</text:span></text:p>
      <text:p text:style-name="Preformatted_20_Text"><text:span text:style-name="Source_20_Text">template_id STRING</text:span></text:p>
      <text:p text:style-name="Preformatted_20_Text"><text:span text:style-name="Source_20_Text">avg_raw_score_percent FLOAT64</text:span></text:p>
      <text:p text:style-name="Preformatted_20_Text"><text:span text:style-name="Source_20_Text">avg_accuracy_percent FLOAT64</text:span></text:p>
      <text:p text:style-name="Preformatted_20_Text"><text:span text:style-name="Source_20_Text">avg_risk_score FLOAT64</text:span></text:p>
      <text:p text:style-name="Preformatted_20_Text"><text:span text:style-name="Source_20_Text">risk_variance FLOAT64</text:span></text:p>
      <text:p text:style-name="Preformatted_20_Text"><text:span text:style-name="Source_20_Text">run_count INT64</text:span></text:p>
      <text:p text:style-name="P1"><text:span text:style-name="Source_20_Text">generated_at TIMESTAMP</text:span></text:p>
      <text:p text:style-name="Text_20_body">Helps:</text:p>
      <text:list text:style-name="L21">
        <text:list-item>
          <text:p text:style-name="P24">Identify structurally weak templates</text:p>
        </text:list-item>
        <text:list-item>
          <text:p text:style-name="P24">Detect exam imbalance trends</text:p>
        </text:list-item>
      </text:list>
      <text:p text:style-name="Horizontal_20_Line"/>
      <text:h text:style-name="Heading_20_1" text:outline-level="1">🧠 6️⃣ CALIBRATION RESEARCH TABLE (OPTIONAL)</text:h>
      <text:p text:style-name="Text_20_body">Vendor-only table:</text:p>
      <text:p text:style-name="P1"><text:span text:style-name="Source_20_Text">calibration_research_sessions</text:span></text:p>
      <text:p text:style-name="Text_20_body">Contains only normalized metrics:</text:p>
      <text:p text:style-name="Preformatted_20_Text"><text:span text:style-name="Source_20_Text">norm_min_time FLOAT64</text:span></text:p>
      <text:p text:style-name="Preformatted_20_Text"><text:span text:style-name="Source_20_Text">norm_max_time FLOAT64</text:span></text:p>
      <text:p text:style-name="Preformatted_20_Text"><text:span text:style-name="Source_20_Text">norm_phase_dev FLOAT64</text:span></text:p>
      <text:p text:style-name="Preformatted_20_Text"><text:span text:style-name="Source_20_Text">norm_guess FLOAT64</text:span></text:p>
      <text:p text:style-name="Preformatted_20_Text"><text:span text:style-name="Source_20_Text">norm_wrong_streak FLOAT64</text:span></text:p>
      <text:p text:style-name="Preformatted_20_Text"><text:span text:style-name="Source_20_Text">risk_cluster STRING</text:span></text:p>
      <text:p text:style-name="P1"><text:span text:style-name="Source_20_Text">academic_year STRING</text:span></text:p>
      <text:p text:style-name="Text_20_body">Used by:</text:p>
      <text:p text:style-name="Text_20_body">Calibration Simulation Engine.</text:p>
      <text:p text:style-name="Text_20_body">Never raw timestamps.</text:p>
      <text:p text:style-name="Horizontal_20_Line"/>
      <text:h text:style-name="Heading_20_1" text:outline-level="1">🗄 7️⃣ STORAGE STRATEGY</text:h>
      <text:p text:style-name="Text_20_body">Expected scale:</text:p>
      <text:p text:style-name="Text_20_body">If:</text:p>
      <text:p text:style-name="Text_20_body">100 institutes<text:line-break/>200 students each<text:line-break/>30 tests per year</text:p>
      <text:p text:style-name="Text_20_body"><text:soft-page-break/>→ 600,000 session rows per year</text:p>
      <text:p text:style-name="Text_20_body">BigQuery handles this easily.</text:p>
      <text:p text:style-name="Text_20_body">Cost:</text:p>
      <text:list text:style-name="L22">
        <text:list-item>
          <text:p text:style-name="P25">Storage: very low (compressed)</text:p>
        </text:list-item>
        <text:list-item>
          <text:p text:style-name="P25">Query cost: pay-per-scan</text:p>
        </text:list-item>
      </text:list>
      <text:p text:style-name="Text_20_body">Mitigation:</text:p>
      <text:p text:style-name="Text_20_body">Always filter by:</text:p>
      <text:p text:style-name="Preformatted_20_Text"><text:span text:style-name="Source_20_Text">WHERE academic_year = '2025'</text:span></text:p>
      <text:p text:style-name="P1"><text:span text:style-name="Source_20_Text">AND institute_id = 'X'</text:span></text:p>
      <text:p text:style-name="Horizontal_20_Line"/>
      <text:h text:style-name="Heading_20_1" text:outline-level="1">🔐 8️⃣ SECURITY MODEL</text:h>
      <text:p text:style-name="Text_20_body">Institute-level dataset:</text:p>
      <text:list text:style-name="L23">
        <text:list-item>
          <text:p text:style-name="P26">Only vendor service account writes</text:p>
        </text:list-item>
        <text:list-item>
          <text:p text:style-name="P26">Institute does not query BigQuery directly</text:p>
        </text:list-item>
      </text:list>
      <text:p text:style-name="Text_20_body">Vendor dataset:</text:p>
      <text:list text:style-name="L24">
        <text:list-item>
          <text:p text:style-name="P27">Strictly vendor-only IAM role</text:p>
        </text:list-item>
      </text:list>
      <text:p text:style-name="Text_20_body">No public access.</text:p>
      <text:p text:style-name="Horizontal_20_Line"/>
      <text:h text:style-name="Heading_20_1" text:outline-level="1">🔄 9️⃣ ARCHIVE FLOW</text:h>
      <text:p text:style-name="Text_20_body">At academic year archive:</text:p>
      <text:p text:style-name="Text_20_body">Cloud Function:</text:p>
      <text:list text:style-name="L25">
        <text:list-item>
          <text:p text:style-name="P28">Read all sessions (current year)</text:p>
        </text:list-item>
        <text:list-item>
          <text:p text:style-name="P28">Transform to flattened summary rows</text:p>
        </text:list-item>
        <text:list-item>
          <text:p text:style-name="P28">Insert into BigQuery table</text:p>
        </text:list-item>
        <text:list-item>
          <text:p text:style-name="P28">Verify row count</text:p>
        </text:list-item>
        <text:list-item>
          <text:p text:style-name="P28">Delete Firestore sessions</text:p>
        </text:list-item>
        <text:list-item>
          <text:p text:style-name="P28">Mark academic year archived</text:p>
        </text:list-item>
      </text:list>
      <text:p text:style-name="Text_20_body">All transactional with logging.</text:p>
      <text:p text:style-name="Horizontal_20_Line"/>
      <text:h text:style-name="Heading_20_1" text:outline-level="1"><text:soft-page-break/>🛡 10️⃣ IMMUTABILITY RULE</text:h>
      <text:p text:style-name="Text_20_body">Once exported:</text:p>
      <text:p text:style-name="Text_20_body">BigQuery rows are never updated.</text:p>
      <text:p text:style-name="Text_20_body">If recalibration required:</text:p>
      <text:p text:style-name="Text_20_body">New derived table created:</text:p>
      <text:p text:style-name="P1"><text:span text:style-name="Source_20_Text">sessions_2025_recalc_v2</text:span></text:p>
      <text:p text:style-name="Text_20_body">Never mutate original archive.</text:p>
      <text:p text:style-name="Horizontal_20_Line"/>
      <text:h text:style-name="Heading_20_1" text:outline-level="1">📊 11️⃣ LONGITUDINAL QUERY EXAMPLES</text:h>
      <text:p text:style-name="Text_20_body">Example 1: Stability trend over 5 years</text:p>
      <text:p text:style-name="Preformatted_20_Text"><text:span text:style-name="Source_20_Text">SELECT academic_year, AVG(stability_index)</text:span></text:p>
      <text:p text:style-name="Preformatted_20_Text"><text:span text:style-name="Source_20_Text">FROM governance_snapshots</text:span></text:p>
      <text:p text:style-name="Preformatted_20_Text"><text:span text:style-name="Source_20_Text">WHERE institute_id = 'ABC'</text:span></text:p>
      <text:p text:style-name="Preformatted_20_Text"><text:span text:style-name="Source_20_Text">GROUP BY academic_year</text:span></text:p>
      <text:p text:style-name="P1"><text:span text:style-name="Source_20_Text">ORDER BY academic_year;</text:span></text:p>
      <text:p text:style-name="Text_20_body">Example 2: Risk cluster shift after calibration</text:p>
      <text:p text:style-name="Preformatted_20_Text"><text:span text:style-name="Source_20_Text">SELECT risk_cluster, COUNT(*)</text:span></text:p>
      <text:p text:style-name="Preformatted_20_Text"><text:span text:style-name="Source_20_Text">FROM sessions_2025</text:span></text:p>
      <text:p text:style-name="P1"><text:span text:style-name="Source_20_Text">GROUP BY risk_cluster;</text:span></text:p>
      <text:p text:style-name="Horizontal_20_Line"/>
      <text:h text:style-name="Heading_20_1" text:outline-level="1">🎯 FINAL BIGQUERY ARCHIVE SUMMARY</text:h>
      <text:p text:style-name="Text_20_body">You now have:</text:p>
      <text:p text:style-name="Text_20_body">✔ Session export schema (flattened)<text:line-break/>✔ Partitioned by date<text:line-break/>✔ Clustered by institute<text:line-break/>✔ Governance snapshot table<text:line-break/>✔ Cross-institute aggregate table<text:line-break/>✔ Template performance archive<text:line-break/>✔ Calibration research dataset<text:line-break/>✔ Immutable archive rule<text:line-break/>✔ Safe archive flow<text:line-break/>✔ Vendor-level intelligence layer</text:p>
      <text:p text:style-name="Horizontal_20_Line"/>
      <text:p text:style-name="Text_20_body"><text:soft-page-break/>This completes your COLD data architecture.</text:p>
      <text:p text:style-name="Text_20_body">At this point, your system now has:</text:p>
      <text:list text:style-name="L26">
        <text:list-item>
          <text:p text:style-name="P29">Full HOT–WARM–COLD lifecycle</text:p>
        </text:list-item>
        <text:list-item>
          <text:p text:style-name="P29">Firestore live layer</text:p>
        </text:list-item>
        <text:list-item>
          <text:p text:style-name="P29">BigQuery archive layer</text:p>
        </text:list-item>
        <text:list-item>
          <text:p text:style-name="P29">Governance snapshot continuity</text:p>
        </text:list-item>
        <text:list-item>
          <text:p text:style-name="P29">Calibration research capability</text:p>
        </text:list-item>
      </text:list>
      <text:p text:style-name="Text_20_body">Remaining critical backbone pieces:</text:p>
      <text:p text:style-name="Text_20_body">📧 Email Queue &amp; Notification Architecture<text:line-break/>🔄 Full Cloud Function Trigger Graph<text:line-break/>🛡 Monitoring &amp; Logging Architecture<text:line-break/>💳 Payment &amp; Subscription Automation<text:line-break/>🚀 DevOps &amp; Deployment Architecture</text:p>
      <text:p text:style-name="Text_20_body">Choose the next infrastructure layer to lock down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1:17:25.449063676</dc:date>
    <meta:editing-duration>PT17M20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8" meta:paragraph-count="220" meta:word-count="741" meta:character-count="5926" meta:non-whitespace-character-count="5447"/>
  </office:meta>
</office:document-meta>
</file>